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08d9c7" officeooo:paragraph-rsid="0008d9c7"/>
    </style:style>
    <style:style style:name="P3" style:family="paragraph" style:parent-style-name="Standard">
      <style:text-properties officeooo:rsid="0008d9c7" officeooo:paragraph-rsid="0008d9c7"/>
    </style:style>
    <style:style style:name="P4" style:family="paragraph" style:parent-style-name="Standard">
      <style:text-properties fo:font-weight="bold" officeooo:rsid="000acad5" officeooo:paragraph-rsid="000acad5" style:font-weight-asian="bold" style:font-weight-complex="bold"/>
    </style:style>
    <style:style style:name="P5" style:family="paragraph" style:parent-style-name="Standard">
      <style:text-properties fo:font-weight="normal" officeooo:rsid="000acad5" officeooo:paragraph-rsid="000acad5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8d9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Prueba de números</text:p>
      <text:p text:style-name="Standard"/>
      <text:p text:style-name="Standard">a=int(2)</text:p>
      <text:p text:style-name="Standard">a='4'</text:p>
      <text:p text:style-name="Standard">b=3</text:p>
      <text:p text:style-name="Standard">print (b*a)</text:p>
      <text:p text:style-name="Standard">'''</text:p>
      <text:p text:style-name="Standard"/>
      <text:p text:style-name="Standard">'<text:span text:style-name="T2">''</text:span><text:span text:style-name="T1">Operadores</text:span></text:p>
      <text:p text:style-name="Standard">+</text:p>
      <text:p text:style-name="Standard">-</text:p>
      <text:p text:style-name="Standard">- negacion numerica</text:p>
      <text:p text:style-name="Standard">*</text:p>
      <text:p text:style-name="Standard">** exponente</text:p>
      <text:p text:style-name="Standard">/</text:p>
      <text:p text:style-name="Standard">// division entera</text:p>
      <text:p text:style-name="Standard">% modulo o resto</text:p>
      <text:p text:style-name="Standard"/>
      <text:p text:style-name="Standard">&amp;</text:p>
      <text:p text:style-name="Standard">|</text:p>
      <text:p text:style-name="Standard">^ xor</text:p>
      <text:p text:style-name="Standard">~ not</text:p>
      <text:p text:style-name="Standard">&lt;&lt; desplazamiento a la izquierda</text:p>
      <text:p text:style-name="Standard">&gt;&gt; desplazamiento a la derecha</text:p>
      <text:p text:style-name="Standard"/>
      <text:p text:style-name="Standard">dir =128^255</text:p>
      <text:p text:style-name="Standard">print(dir)</text:p>
      <text:p text:style-name="Standard"/>
      <text:p text:style-name="Standard">division=128&lt;&lt;2</text:p>
      <text:p text:style-name="Standard">print(division)</text:p>
      <text:p text:style-name="Standard"/>
      <text:p text:style-name="Standard">'''</text:p>
      <text:p text:style-name="Standard"/>
      <text:p text:style-name="Standard">'''</text:p>
      <text:p text:style-name="P1">Una lista es una coleccion ordenada de elementos</text:p>
      <text:p text:style-name="Standard"/>
      <text:p text:style-name="Standard">lista=[1,2,3,4,5]</text:p>
      <text:p text:style-name="Standard">print(lista[3])</text:p>
      <text:p text:style-name="Standard"/>
      <text:p text:style-name="Standard">lista=[[1,2,3,4],</text:p>
      <text:p text:style-name="Standard"><text:s text:c="4"/>[4,5,7,8],</text:p>
      <text:p text:style-name="Standard"><text:s text:c="4"/>[9,10,11,12]]</text:p>
      <text:p text:style-name="Standard"/>
      <text:p text:style-name="Standard">print(lista[1][2])</text:p>
      <text:p text:style-name="Standard"/>
      <text:p text:style-name="Standard">lista2=[1,2.0,"Hola que tal",[3+7j,23]]</text:p>
      <text:p text:style-name="Standard">print(lista2[3][0])</text:p>
      <text:p text:style-name="Standard"/>
      <text:p text:style-name="Standard">l=list() <text:s/>-&gt; Lista vacia</text:p>
      <text:p text:style-name="Standard"/>
      <text:p text:style-name="Standard">lista2=[1,2.0,"Hola que tal",[3+7j,23],22,33,44,55]</text:p>
      <text:p text:style-name="Standard">print(lista2[0:8])</text:p>
      <text:p text:style-name="Standard"><text:soft-page-break/></text:p>
      <text:p text:style-name="Standard">lista2[0:3]=['UN','DOS','TRES','CUATRO']</text:p>
      <text:p text:style-name="Standard">print(lista2)</text:p>
      <text:p text:style-name="Standard"/>
      <text:p text:style-name="P1">Tuplas -&gt; Son como las listas pero ordenadas y finitas, es decir, no se puede expandir su espacio. <text:span text:style-name="T3">Para diferenciarlo se pone una coma al final</text:span></text:p>
      <text:p text:style-name="Standard"/>
      <text:p text:style-name="Standard">t=(1,2,3,4,5,2.0,"hola",4+5j)</text:p>
      <text:p text:style-name="Standard">print(t[2])</text:p>
      <text:p text:style-name="Standard"/>
      <text:p text:style-name="Standard">listaUn=["un"]</text:p>
      <text:p text:style-name="Standard">tuplaUn=("un",) → <text:span text:style-name="T3">lo diferencia de esta manera de un Str</text:span></text:p>
      <text:p text:style-name="Standard">print(type(listaUn))</text:p>
      <text:p text:style-name="Standard">print(type(tuplaUn))</text:p>
      <text:p text:style-name="Standard">print(tuplaUn[0])</text:p>
      <text:p text:style-name="Standard"/>
      <text:p text:style-name="P2">Para usar el constructor “tuple”, solo debe darse un argumento, el cual puede ser una lista que abarca mas elementos dentro</text:p>
      <text:p text:style-name="P2"/>
      <text:p text:style-name="P2">t2=tuple(["uno","dos"])</text:p>
      <text:p text:style-name="P2">print(type(t2))</text:p>
      <text:p text:style-name="P2">print(t2)</text:p>
      <text:p text:style-name="P2"/>
      <text:p text:style-name="P4">Diccionario → Capaz de <text:s/>asignarle indicadores a valores determinados por el usuario</text:p>
      <text:p text:style-name="P4"/>
      <text:p text:style-name="P5">diccionario={</text:p>
      <text:p text:style-name="P5">1: "Uno",</text:p>
      <text:p text:style-name="P5">2: "Dos",</text:p>
      <text:p text:style-name="P5">3: "Tres",</text:p>
      <text:p text:style-name="P5">4: "Cuatro"</text:p>
      <text:p text:style-name="P5">}</text:p>
      <text:p text:style-name="P5"/>
      <text:p text:style-name="P5">print(diccionario[3])</text:p>
      <text:p text:style-name="P5"/>
      <text:p text:style-name="P5">diccionario[3]=0b000011</text:p>
      <text:p text:style-name="P5">print(diccionario[3]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09:37:37.246218690</meta:creation-date>
    <dc:date>2023-09-19T10:12:30.383593102</dc:date>
    <meta:editing-duration>PT26M49S</meta:editing-duration>
    <meta:editing-cycles>3</meta:editing-cycles>
    <meta:generator>LibreOffice/7.4.7.2$Linux_X86_64 LibreOffice_project/40$Build-2</meta:generator>
    <meta:document-statistic meta:table-count="0" meta:image-count="0" meta:object-count="0" meta:page-count="2" meta:paragraph-count="63" meta:word-count="168" meta:character-count="1293" meta:non-whitespace-character-count="1177"/>
  </office:meta>
</office:document-meta>
</file>